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 table:number-columns-repeated="8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 table:number-columns-repeated="8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 table:number-columns-repeated="8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 table:number-columns-repeated="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 table:number-columns-repeated="8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 table:number-columns-repeated="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 table:number-columns-repeated="8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 table:number-columns-repeated="8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 table:number-columns-repeated="8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 table:number-columns-repeated="8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2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9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9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9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5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5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5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5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5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5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5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68143455554" calcext:value-type="float">
            <text:p>0.8681434556</text:p>
          </table:table-cell>
          <table:table-cell office:value-type="float" office:value="0.0952860973901" calcext:value-type="float">
            <text:p>0.0952860974</text:p>
          </table:table-cell>
          <table:table-cell office:value-type="float" office:value="0.553302" calcext:value-type="float">
            <text:p>0.553302</text:p>
          </table:table-cell>
          <table:table-cell office:value-type="float" office:value="0.170249885522" calcext:value-type="float">
            <text:p>0.1702498855</text:p>
          </table:table-cell>
          <table:table-cell office:value-type="float" office:value="0.119194799158" calcext:value-type="float">
            <text:p>0.119194799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100791164983" calcext:value-type="float">
            <text:p>0.100791165</text:p>
          </table:table-cell>
          <table:table-cell office:value-type="float" office:value="0.0598947790273" calcext:value-type="float">
            <text:p>0.05989477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k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1:37:08.555499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3:41:01.476201106</dc:date>
    <meta:editing-duration>PT9H40M43S</meta:editing-duration>
    <meta:editing-cycles>28</meta:editing-cycles>
    <meta:generator>LibreOffice/5.1.6.2$Linux_X86_64 LibreOffice_project/10m0$Build-2</meta:generator>
    <meta:document-statistic meta:table-count="1" meta:cell-count="347" meta:object-count="0"/>
  </office:meta>
</office:document-meta>
</file>